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000000500D4F14F1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696cm, 0cm, 6.377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8.207cm" svg:height="17.249cm" svg:x="1.543cm" svg:y="6.5cm">
          <draw:image xlink:href="Pictures/10000000000003C000000500D4F14F1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5T03:54:09.952800354</meta:creation-date>
    <dc:date>2026-04-15T04:47:30.498172590</dc:date>
    <meta:editing-duration>PT43M8S</meta:editing-duration>
    <meta:editing-cycles>1</meta:editing-cycles>
    <meta:document-statistic meta:object-count="1"/>
    <meta:generator>LibreOffice/24.2.7.2$Linux_X86_64 LibreOffice_project/420$Build-2</meta:generator>
  </office:meta>
</office:document-meta>
</file>